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4d0" officeooo:paragraph-rsid="001ad4d0"/>
    </style:style>
    <style:style style:name="P2" style:family="paragraph" style:parent-style-name="Standard">
      <style:text-properties officeooo:rsid="001d585e" officeooo:paragraph-rsid="001d585e"/>
    </style:style>
    <style:style style:name="T1" style:family="text">
      <style:text-properties officeooo:rsid="001d585e"/>
    </style:style>
    <style:style style:name="T2" style:family="text">
      <style:text-properties officeooo:rsid="001dee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4 &amp; 5:</text:p>
      <text:p text:style-name="P1">When in Question 4 there is a byte written beyond the last character the size of the file does not change. This is because the End of file character is not mov<text:span text:style-name="T1">ed. Since the End of file character defines the end of the file the file size does not change. <text:s/>In question 5 the EOF is moved when we lseek past the previous end of file and write a byte using the write(2) system call. Because the EOF has been moved, the file has been enlarged and the mmap was mapped with MAP_SHARED, the byte written to the mmap past the end of the original file size is now visible. </text:span></text:p>
      <text:p text:style-name="P1"/>
      <text:p text:style-name="P2">Question 6:</text:p>
      <text:p text:style-name="P2">In question 6, a read is attempted on a mmaped region that has been mmaped to a size larger than the file by 1 page. When attempting to read after the end of the first character but still within the first page, the null byte was read because all characters in the page <text:span text:style-name="T2">after an EOF</text:span> <text:span text:style-name="T2">are set to null byes aka the ascii value of 0. But, when attempting to read data from the second page, a SIGBUS is encountered. This is defined in the mmap man page as the behavior that occurs when one tries to access memory that is within the mmaped region but in a page past the EOF and it’s because it isn’t a legal access of the mmapped regio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8:56:17.081862519</meta:creation-date>
    <meta:editing-duration>PT14M32S</meta:editing-duration>
    <meta:editing-cycles>2</meta:editing-cycles>
    <meta:generator>LibreOffice/5.1.6.2$Linux_X86_64 LibreOffice_project/10m0$Build-2</meta:generator>
    <dc:date>2017-12-06T19:51:27.252607214</dc:date>
    <meta:document-statistic meta:table-count="0" meta:image-count="0" meta:object-count="0" meta:page-count="1" meta:paragraph-count="4" meta:word-count="241" meta:character-count="1220" meta:non-whitespace-character-count="980"/>
  </office:meta>
</office:document-meta>
</file>